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ce1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>
            <text:p>slug</text:p>
          </table:table-cell>
          <table:table-cell office:value-type="string">
            <text:p>name.en</text:p>
          </table:table-cell>
          <table:table-cell office:value-type="string">
            <text:p>name.he</text:p>
          </table:table-cell>
          <table:table-cell table:style-name="Default" office:value-type="string">
            <text:p>is_coalition</text:p>
          </table:table-cell>
          <table:table-cell office:value-type="string">
            <text:p>seats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office:value-type="string">
            <text:p>slug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table:style-name="Default" office:value-type="string">
            <text:p>bool</text:p>
          </table:table-cell>
          <table:table-cell office:value-type="string">
            <text:p>int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>
            <text:p>balad</text:p>
          </table:table-cell>
          <table:table-cell office:value-type="string">
            <text:p>Balad</text:p>
          </table:table-cell>
          <table:table-cell office:value-type="string">
            <text:p>בל"ד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haichud_haleumi</text:p>
          </table:table-cell>
          <table:table-cell office:value-type="string">
            <text:p>HaIchud HaLeumi</text:p>
          </table:table-cell>
          <table:table-cell office:value-type="string">
            <text:p>האיחוד הלאומי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habait_hayehudi</text:p>
          </table:table-cell>
          <table:table-cell office:value-type="string">
            <text:p>HaBait HaYehudi</text:p>
          </table:table-cell>
          <table:table-cell office:value-type="string">
            <text:p>הבית היהודי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halikud</text:p>
          </table:table-cell>
          <table:table-cell office:value-type="string">
            <text:p>HaLikud</text:p>
          </table:table-cell>
          <table:table-cell office:value-type="string">
            <text:p>הליכוד</text:p>
          </table:table-cell>
          <table:table-cell office:value-type="string">
            <text:p>y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haavoda</text:p>
          </table:table-cell>
          <table:table-cell office:value-type="string">
            <text:p>HaAvoda</text:p>
          </table:table-cell>
          <table:table-cell office:value-type="string">
            <text:p>העבודה</text:p>
          </table:table-cell>
          <table:table-cell office:value-type="string">
            <text:p>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yehadut_hatora</text:p>
          </table:table-cell>
          <table:table-cell office:value-type="string">
            <text:p>HaAtzmaut</text:p>
          </table:table-cell>
          <table:table-cell office:value-type="string">
            <text:p>העצמאות</text:p>
          </table:table-cell>
          <table:table-cell table:style-name="Default" office:value-type="string">
            <text:p>y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>
            <text:p>hadash</text:p>
          </table:table-cell>
          <table:table-cell office:value-type="string">
            <text:p>Hadash</text:p>
          </table:table-cell>
          <table:table-cell office:value-type="string">
            <text:p>חד"ש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yehadut_hatora</text:p>
          </table:table-cell>
          <table:table-cell office:value-type="string">
            <text:p>Yehadut Hatora</text:p>
          </table:table-cell>
          <table:table-cell office:value-type="string">
            <text:p>יהדות התורה</text:p>
          </table:table-cell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israel_beytenu</text:p>
          </table:table-cell>
          <table:table-cell office:value-type="string">
            <text:p>Israel Beytenu</text:p>
          </table:table-cell>
          <table:table-cell office:value-type="string">
            <text:p>ישראל ביתנו</text:p>
          </table:table-cell>
          <table:table-cell office:value-type="string">
            <text:p>y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meretz</text:p>
          </table:table-cell>
          <table:table-cell office:value-type="string">
            <text:p>Meretz</text:p>
          </table:table-cell>
          <table:table-cell office:value-type="string">
            <text:p>מרצ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kadima</text:p>
          </table:table-cell>
          <table:table-cell office:value-type="string">
            <text:p>Kadima</text:p>
          </table:table-cell>
          <table:table-cell office:value-type="string">
            <text:p>קדימה</text:p>
          </table:table-cell>
          <table:table-cell office:value-type="string">
            <text:p>n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raam_taal</text:p>
          </table:table-cell>
          <table:table-cell office:value-type="string">
            <text:p>Raam-Taal</text:p>
          </table:table-cell>
          <table:table-cell office:value-type="string">
            <text:p>רע"ם-תע"ל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has</text:p>
          </table:table-cell>
          <table:table-cell office:value-type="string">
            <text:p>Shas</text:p>
          </table:table-cell>
          <table:table-cell office:value-type="string">
            <text:p>ש"ס</text:p>
          </table:table-cell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table:number-columns-repeated="5"/>
        </table:table-row>
      </table:table>
      <table:database-ranges>
        <table:database-range table:target-range-address="Sheet1.A3:Sheet1.D1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1/05/2011</text:date>, <text:time>22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05-01T22:33:58</dc:date>
    <dc:creator>Adam Kariv</dc:creator>
    <meta:editing-duration>PT00H03M55S</meta:editing-duration>
    <meta:editing-cycles>2</meta:editing-cycles>
    <meta:document-statistic meta:table-count="1" meta:cell-count="75" meta:object-count="0"/>
  </office:meta>
</office:document-meta>
</file>